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444cm" svg:y1="1.788cm" svg:x2="6.124cm" svg:y2="1.794cm">
          <text:p/>
        </draw:line>
        <draw:line draw:style-name="gr1" draw:text-style-name="P1" draw:layer="layout" svg:x1="5.382cm" svg:y1="1.481cm" svg:x2="5.943cm" svg:y2="1.331cm">
          <text:p/>
        </draw:line>
        <draw:line draw:style-name="gr1" draw:text-style-name="P1" draw:layer="layout" svg:x1="5.261cm" svg:y1="1.199cm" svg:x2="5.67cm" svg:y2="0.962cm">
          <draw:glue-point draw:id="4" svg:x="-0.048cm" svg:y="0.084cm"/>
          <text:p/>
        </draw:line>
        <draw:line draw:style-name="gr1" draw:text-style-name="P1" draw:layer="layout" svg:x1="5.031cm" svg:y1="0.926cm" svg:x2="5.341cm" svg:y2="0.616cm">
          <draw:glue-point draw:id="4" svg:x="-0.548cm" svg:y="0.578cm"/>
          <text:p/>
        </draw:line>
        <draw:line draw:style-name="gr1" draw:text-style-name="P1" draw:layer="layout" svg:x1="4.78cm" svg:y1="0.742cm" svg:x2="4.936cm" svg:y2="0.468cm">
          <text:p/>
        </draw:line>
        <draw:line draw:style-name="gr1" draw:text-style-name="P1" draw:layer="layout" svg:x1="4.436cm" svg:y1="0.635cm" svg:x2="4.498cm" svg:y2="0.402cm">
          <text:p/>
        </draw:line>
        <draw:line draw:style-name="gr1" draw:text-style-name="P1" draw:layer="layout" svg:x1="5.402cm" svg:y1="2.149cm" svg:x2="6.001cm" svg:y2="2.319cm">
          <text:p/>
        </draw:line>
        <draw:line draw:style-name="gr1" draw:text-style-name="P1" draw:layer="layout" svg:x1="5.25cm" svg:y1="2.453cm" svg:x2="5.659cm" svg:y2="2.69cm">
          <text:p/>
        </draw:line>
        <draw:line draw:style-name="gr1" draw:text-style-name="P1" draw:layer="layout" svg:x1="5.029cm" svg:y1="2.694cm" svg:x2="5.339cm" svg:y2="3.004cm">
          <text:p/>
        </draw:line>
        <draw:line draw:style-name="gr1" draw:text-style-name="P1" draw:layer="layout" svg:x1="4.797cm" svg:y1="2.868cm" svg:x2="4.953cm" svg:y2="3.142cm">
          <text:p/>
        </draw:line>
        <draw:line draw:style-name="gr1" draw:text-style-name="P1" draw:layer="layout" svg:x1="4.467cm" svg:y1="3.025cm" svg:x2="4.529cm" svg:y2="3.258cm">
          <text:p/>
        </draw:line>
        <draw:line draw:style-name="gr1" draw:text-style-name="P1" draw:layer="layout" svg:x1="3.808cm" svg:y1="3.207cm" svg:x2="3.87cm" svg:y2="2.974cm">
          <text:p/>
        </draw:line>
        <draw:line draw:style-name="gr1" draw:text-style-name="P1" draw:layer="layout" svg:x1="3.411cm" svg:y1="3.133cm" svg:x2="3.567cm" svg:y2="2.859cm">
          <text:p/>
        </draw:line>
        <draw:line draw:style-name="gr1" draw:text-style-name="P1" draw:layer="layout" svg:x1="2.987cm" svg:y1="2.991cm" svg:x2="3.297cm" svg:y2="2.681cm">
          <text:p/>
        </draw:line>
        <draw:line draw:style-name="gr1" draw:text-style-name="P1" draw:layer="layout" svg:x1="2.696cm" svg:y1="2.668cm" svg:x2="3.105cm" svg:y2="2.431cm">
          <text:p/>
        </draw:line>
        <draw:line draw:style-name="gr1" draw:text-style-name="P1" draw:layer="layout" svg:x1="2.409cm" svg:y1="2.296cm" svg:x2="2.97cm" svg:y2="2.146cm">
          <text:p/>
        </draw:line>
        <draw:line draw:style-name="gr1" draw:text-style-name="P1" draw:layer="layout" svg:x1="2.29cm" svg:y1="1.83cm" svg:x2="2.913cm" svg:y2="1.839cm">
          <text:p/>
        </draw:line>
        <draw:line draw:style-name="gr1" draw:text-style-name="P1" draw:layer="layout" svg:x1="2.365cm" svg:y1="1.348cm" svg:x2="2.964cm" svg:y2="1.518cm">
          <text:p/>
        </draw:line>
        <draw:line draw:style-name="gr1" draw:text-style-name="P1" draw:layer="layout" svg:x1="2.678cm" svg:y1="0.958cm" svg:x2="3.087cm" svg:y2="1.195cm">
          <text:p/>
        </draw:line>
        <draw:line draw:style-name="gr1" draw:text-style-name="P1" draw:layer="layout" svg:x1="2.978cm" svg:y1="0.659cm" svg:x2="3.288cm" svg:y2="0.969cm">
          <draw:glue-point draw:id="4" svg:x="-1.575cm" svg:y="-1.612cm"/>
          <text:p/>
        </draw:line>
        <draw:line draw:style-name="gr1" draw:text-style-name="P1" draw:layer="layout" svg:x1="3.379cm" svg:y1="0.493cm" svg:x2="3.535cm" svg:y2="0.767cm">
          <text:p/>
        </draw:line>
        <draw:line draw:style-name="gr1" draw:text-style-name="P1" draw:layer="layout" svg:x1="3.76cm" svg:y1="0.435cm" svg:x2="3.822cm" svg:y2="0.668cm">
          <text:p/>
        </draw:line>
        <draw:custom-shape draw:style-name="gr2" draw:text-style-name="P1" draw:layer="layout" svg:width="2.414cm" svg:height="2.408cm" svg:x="6.573cm" svg:y="0.894cm">
          <text:p/>
          <draw:enhanced-geometry svg:viewBox="0 0 21600 21600" draw:glue-points="10800 0 3163 3163 0 10800 3163 18437 10800 21600 18437 18437 21600 10800 18437 3163" draw:text-areas="3163 3163 18437 18437" draw:type="ring" draw:modifiers="3235.6626506024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372cm" svg:height="1.372cm" svg:x="7.121cm" svg:y="1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14T14:54:42</dc:date>
    <dc:creator>khalid khan</dc:creator>
    <meta:editing-duration>PT00H03M24S</meta:editing-duration>
    <meta:editing-cycles>1</meta:editing-cycles>
    <meta:document-statistic meta:object-count="24"/>
    <meta:generator>OpenOffice.org/3.1$Linux OpenOffice.org_project/310m19$Build-9420</meta:generator>
  </office:meta>
</office:document-meta>
</file>